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left="0cm" fo:margin-right="0cm" fo:margin-top="0cm" fo:margin-bottom="0cm" fo:text-indent="0cm" style:auto-text-indent="false" style:shadow="none"/>
    </style:style>
    <style:style style:name="P2" style:family="paragraph" style:parent-style-name="Quotations">
      <style:paragraph-properties fo:margin-left="0cm" fo:margin-right="0cm" fo:margin-top="0cm" fo:margin-bottom="0cm" fo:text-align="center" style:justify-single-word="false" fo:text-indent="0cm" style:auto-text-indent="false" style:shadow="none"/>
    </style:style>
    <style:style style:name="P3" style:family="paragraph" style:parent-style-name="Text_20_body">
      <style:paragraph-properties fo:margin-left="0cm" fo:margin-right="0cm" fo:margin-top="0cm" fo:margin-bottom="0cm" fo:text-indent="0cm" style:auto-text-indent="false" style:shadow="none"/>
    </style:style>
    <style:style style:name="P4" style:family="paragraph" style:parent-style-name="Standard">
      <style:paragraph-properties fo:margin-left="0cm" fo:margin-right="0cm" fo:margin-top="0cm" fo:margin-bottom="0cm" fo:text-indent="0cm" style:auto-text-indent="false" fo:background-color="#ffffcc" style:shadow="none">
        <style:background-image/>
      </style:paragraph-properties>
      <style:text-properties fo:color="#ff3333" style:text-outline="false" style:text-line-through-style="none" style:font-name="Arial" fo:font-size="10pt" fo:font-style="normal" fo:text-shadow="none" style:text-underline-style="none" fo:font-weight="normal" fo:background-color="#ffffcc"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 style:family="paragraph" style:parent-style-name="Quotations">
      <style:paragraph-properties fo:margin-left="0cm" fo:margin-right="0cm" fo:margin-top="0cm" fo:margin-bottom="0cm" fo:text-indent="0cm" style:auto-text-indent="false" fo:background-color="#ffffcc" style:shadow="none">
        <style:background-image/>
      </style:paragraph-properties>
    </style:style>
    <style:style style:name="P6" style:family="paragraph" style:parent-style-name="Quotations">
      <style:paragraph-properties fo:margin-left="0cm" fo:margin-right="0cm" fo:margin-top="0cm" fo:margin-bottom="0cm" fo:text-indent="0cm" style:auto-text-indent="false" fo:background-color="#ffffcc" style:shadow="none">
        <style:background-image/>
      </style:paragraph-properties>
      <style:text-properties fo:color="#ff3333" fo:background-color="#ffffcc"/>
    </style:style>
    <style:style style:name="P7" style:family="paragraph" style:parent-style-name="Quotations">
      <style:paragraph-properties fo:margin-left="0cm" fo:margin-right="0cm" fo:margin-top="0cm" fo:margin-bottom="0cm" fo:text-indent="0cm" style:auto-text-indent="false" fo:background-color="#ffffcc" style:shadow="none">
        <style:background-image/>
      </style:paragraph-properties>
      <style:text-properties fo:background-color="#ffffcc"/>
    </style:style>
    <style:style style:name="P8" style:family="paragraph" style:parent-style-name="Quotations">
      <style:paragraph-properties fo:margin-left="0cm" fo:margin-right="0cm" fo:margin-top="0cm" fo:margin-bottom="0cm" fo:text-indent="0cm" style:auto-text-indent="false" fo:background-color="transparent" style:shadow="none">
        <style:background-image/>
      </style:paragraph-properties>
      <style:text-properties fo:background-color="transparent"/>
    </style:style>
    <style:style style:name="P9" style:family="paragraph" style:parent-style-name="Quotations">
      <style:paragraph-properties fo:margin-top="0cm" fo:margin-bottom="0cm" style:shadow="none"/>
    </style:style>
    <style:style style:name="P10" style:family="paragraph" style:parent-style-name="Quotations">
      <style:paragraph-properties fo:margin-left="1.251cm" fo:margin-right="0cm" fo:margin-top="0cm" fo:margin-bottom="0cm" fo:text-indent="0cm" style:auto-text-indent="false" style:shadow="none"/>
    </style:style>
    <style:style style:name="P11" style:family="paragraph" style:parent-style-name="Quotations">
      <style:paragraph-properties fo:margin-left="1.251cm" fo:margin-right="0cm" fo:margin-top="0cm" fo:margin-bottom="0cm" fo:text-indent="0cm" style:auto-text-indent="false" fo:background-color="#ffffcc" style:shadow="none">
        <style:background-image/>
      </style:paragraph-properties>
      <style:text-properties fo:color="#ff3333" fo:background-color="#ffffcc"/>
    </style:style>
    <style:style style:name="P12" style:family="paragraph" style:parent-style-name="Heading_20_2">
      <style:paragraph-properties fo:break-before="page"/>
    </style:style>
    <style:style style:name="P13" style:family="paragraph" style:parent-style-name="Heading_20_2">
      <style:paragraph-properties fo:margin-left="0cm" fo:margin-right="0cm" fo:margin-top="0cm" fo:margin-bottom="0cm" fo:text-indent="0cm" style:auto-text-indent="false" style:shadow="none"/>
    </style:style>
    <style:style style:name="P14" style:family="paragraph" style:parent-style-name="Quotations" style:list-style-name="L1">
      <style:paragraph-properties fo:margin-top="0cm" fo:margin-bottom="0cm" style:shadow="none"/>
    </style:style>
    <style:style style:name="P15" style:family="paragraph" style:parent-style-name="Quotations" style:list-style-name="L1">
      <style:paragraph-properties fo:margin-top="0cm" fo:margin-bottom="0cm" style:shadow="none"/>
      <style:text-properties style:use-window-font-color="true" fo:font-style="normal" fo:font-weight="normal" style:font-style-asian="normal" style:font-weight-asian="normal" style:font-style-complex="normal" style:font-weight-complex="normal"/>
    </style:style>
    <style:style style:name="P16" style:family="paragraph" style:parent-style-name="Quotations">
      <style:paragraph-properties fo:margin-left="0cm" fo:margin-right="0cm" fo:margin-top="0cm" fo:margin-bottom="0cm" fo:text-indent="0cm" style:auto-text-indent="false" style:shadow="none"/>
    </style:style>
    <style:style style:name="P17" style:family="paragraph" style:parent-style-name="Quotations">
      <style:paragraph-properties fo:margin-left="0cm" fo:margin-right="0cm" fo:margin-top="0cm" fo:margin-bottom="0cm" fo:text-indent="0cm" style:auto-text-indent="false" style:shadow="none"/>
      <style:text-properties style:use-window-font-color="true" fo:background-color="#ffffcc"/>
    </style:style>
    <style:style style:name="P18" style:family="paragraph" style:parent-style-name="Heading_20_6">
      <style:paragraph-properties fo:margin-left="0cm" fo:margin-right="0cm" fo:margin-top="0cm" fo:margin-bottom="0cm" fo:text-indent="0cm" style:auto-text-indent="false" style:shadow="none"/>
    </style:style>
    <style:style style:name="P19" style:family="paragraph" style:parent-style-name="Heading_20_1">
      <style:paragraph-properties fo:text-align="center" style:justify-single-word="false"/>
    </style:style>
    <style:style style:name="P20" style:family="paragraph" style:parent-style-name="Text_20_body">
      <style:paragraph-properties fo:margin-left="0cm" fo:margin-right="0cm" fo:margin-top="0cm" fo:margin-bottom="0cm" fo:text-indent="0cm" style:auto-text-indent="false" style:shadow="non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style:text-underline-style="none" fo:font-weight="normal" style:font-style-asian="normal" style:font-weight-asian="normal" style:font-style-complex="normal" style:font-weight-complex="normal"/>
    </style:style>
    <style:style style:name="T10" style:family="text">
      <style:text-properties fo:color="#ff3333" fo:font-weight="bold" style:font-weight-asian="bold" style:font-weight-complex="bold"/>
    </style:style>
    <style:style style:name="T11" style:family="text">
      <style:text-properties fo:color="#ff3333" fo:background-color="#ffffcc"/>
    </style:style>
    <style:style style:name="T12" style:family="text">
      <style:text-properties fo:color="#ff3333" fo:background-color="#ffff00"/>
    </style:style>
    <style:style style:name="T13" style:family="text">
      <style:text-properties fo:color="#ff3333" fo:background-color="transparent"/>
    </style:style>
    <style:style style:name="T14" style:family="text">
      <style:text-properties fo:font-weight="bold" style:font-weight-asian="bold" style:font-weight-complex="bold"/>
    </style:style>
    <style:style style:name="T15" style:family="text">
      <style:text-properties fo:color="#ff0000" fo:font-weight="bold" style:font-weight-asian="bold" style:font-weight-complex="bold"/>
    </style:style>
    <style:style style:name="T16" style:family="text">
      <style:text-properties style:use-window-font-color="true"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Bordereau de remise</text:h>
      <text:p text:style-name="P2"/>
      <text:h text:style-name="Heading_20_2" text:outline-level="2">Besoin</text:h>
      <text:list xml:id="list5259677288880244288" text:style-name="L1">
        <text:list-item>
          <text:p text:style-name="P14">Un bordereau est un ensemble de paiement du même type de paiement pour un même compte bancaire</text:p>
        </text:list-item>
        <text:list-item>
          <text:p text:style-name="P14">Il a une référence chez le fournisseur</text:p>
        </text:list-item>
        <text:list-item>
          <text:p text:style-name="P14">Il est en construction par ajout des moyens de paiements non encore insérés dans un bordereau et sélectionnés par l'utilisateur</text:p>
        </text:list-item>
        <text:list-item>
          <text:p text:style-name="P15">Lors du ré-affichage, un test sera fait, pour vérifier que le montant du bordereau = somme du montant des paiements associés OU on interdira la modification du montant ou la suppression d'une écriture déjà déposée</text:p>
        </text:list-item>
        <text:list-item>
          <text:p text:style-name="P14">Un bordereau est validé par l »'utilisateur, quand tous les paiements <text:s/>déposés ont été insérés dans le bordereau</text:p>
        </text:list-item>
        <text:list-item>
          <text:p text:style-name="P14">Dans la page d'entrée, on affichera <text:line-break/>en page droite le nombre de paiement non insérés, par type et compte<text:line-break/>en partie gauche les 4 derniers bordereaux pour chaque groupe plus les bordereaux pour lesquels le total des paiements n'est plus égal au montant du bordereaux</text:p>
        </text:list-item>
      </text:list>
      <text:p text:style-name="P9"/>
      <text:p text:style-name="P1"/>
      <text:h text:style-name="Heading_20_2" text:outline-level="2">Fonctionnalités :</text:h>
      <text:p text:style-name="P1">on a repris en le généralisant, le fonctionnement de 'dépôt de chèques'</text:p>
      <text:p text:style-name="P1"/>
      <text:h text:style-name="Heading_20_4" text:outline-level="4">Limitation des combinaisons</text:h>
      <text:p text:style-name="P1">Pour que la page 'index' soit lisible, on a enlevé des couples compte-mode de paiement, ; cexu qui généralement ne donnent pas lieu à remise.</text:p>
      <text:p text:style-name="P1"><text:tab/>Les comptes de liquidité</text:p>
      <text:p text:style-name="P1"><text:tab/>Les virements</text:p>
      <text:p text:style-name="P1"><text:tab/>Les écritures de transfert de fond ( mouvements de compte à compte )<text:tab/></text:p>
      <text:h text:style-name="Heading_20_4" text:outline-level="4">Alerte</text:h>
      <text:p text:style-name="P1">Par expérience, nous avons constaté qu'une vérification st nécessaire : le montant du bordereau tel qu'il a été validé doit être égal au <text:s/>total des paiements qui le composent.</text:p>
      <text:p text:style-name="P1">Une alerte a donc été placée. Dans les listes, une ligne de police rouge permet de voir les bordereaux en erreur. Dans l'état de la liste intégrale (list.php), une alerte en jaune <text:s/>(setEventMessage(warning)) a aussi été mise pour indiquer le total des chèques ou le nombre de chèques réellement inclus dans ce bordereau (en comparaison à ce qui est affiché dans la liste. Dans la fiche du bordereau, la même alerte jaune est répétée pour ce bordereau, en cas de nécessité</text:p>
      <text:p text:style-name="P1"><text:tab/></text:p>
      <text:h text:style-name="Heading_20_4" text:outline-level="4">Accueil <text:span text:style-name="T3">(</text:span><text:span text:style-name="T9">Index.php</text:span><text:span text:style-name="T4">)</text:span></text:h>
      <text:p text:style-name="P1">La page est identique à celle de V6.</text:p>
      <text:p text:style-name="P1">A gauche, autant de lignes qu'il y a de couple compte/mode de paiement trouvés dans les écritures. Un lien sur le nombre de paiement non remis permet la création d'un nouveau bordereau pour ce couple</text:p>
      <text:p text:style-name="P1">A droite, un pavé par couple, comportant les quatre derniers bordereaux (soumis à configuration grâce à la variable <text:span text:style-name="Source_20_Text">DEPOSITNBLIGNE ) </text:span>et leur état, plus tous les bordereaux qui sont en erreur (voir Alerte). </text:p>
      <text:p text:style-name="P1">Un lien a été rajouté dans le haut gauche de chaque pavé, afin de permettre l'affichage de la liste générale des bordereaux du coupe concerné.</text:p>
      <text:p text:style-name="P1"/>
      <text:h text:style-name="Heading_20_4" text:outline-level="4"><text:soft-page-break/>Liste</text:h>
      <text:p text:style-name="P1">La page est identique à celle de V6. On a rajouté un filtre pour le mode de paiement</text:p>
      <text:h text:style-name="Heading_20_4" text:outline-level="4">Fiche <text:span text:style-name="T6">(</text:span><text:span text:style-name="T8">Card.php</text:span><text:span text:style-name="T6">)</text:span></text:h>
      <text:p text:style-name="P1">La base de cette page est celle de V6.</text:p>
      <text:p text:style-name="P1">L'ajout d'une référence extérieure pour intégrer le nom réel u bordereau. Soumis à la présence d'une variable <text:s/><text:span text:style-name="Source_20_Text">DEPOSIT_REFEXT.</text:span><text:span text:style-name="Source_20_Text"><text:span text:style-name="T7"> Si la variable n'est pas positionné , une information indiquant cette possibilité est visible sur la référence.</text:span></text:span></text:p>
      <text:p text:style-name="P1">Une seule modification importante : tant que le bordereau n'ést pas validé, on peut lui ajouté des paiement . Il y a donc une liste supplémentaire en bas de page d'un bordereau créé et non validé , listant les paiement à remettre avec le mécanisme d'insertion 'un <text:s/>ou de plusieurs paiement dans un bordereau.</text:p>
      <text:p text:style-name="P1"/>
      <text:p text:style-name="P5">La <text:span text:style-name="T10">numérotation</text:span> est sujette à étude. En effet, garde-t-on les numérotation actuelle de Dolibarr ou bien, numérote-t-on les bordereau avec un préfixe &lt;code compte&gt;/&lt;code mode paiement&gt; ?</text:p>
      <text:p text:style-name="P5"/>
      <text:p text:style-name="P1">La référence est modifiable entre la création du bordereau et sa validation</text:p>
      <text:p text:style-name="P1">La date et la référence externe sont modifiable même le bordereau validé.</text:p>
      <text:p text:style-name="P1"/>
      <text:h text:style-name="Heading_20_4" text:outline-level="4">Rapprochement <text:span text:style-name="T6">(</text:span><text:span text:style-name="T8">compta/bankentries.php en V6, rappro.php en V4</text:span><text:span text:style-name="T6">)</text:span></text:h>
      <text:p text:style-name="P8">J'ai mis en place une sélection possible d'un bordereau de remise lors du rapprochement. Ainsi, après sélection du bordereau, une cartouche affiche ses informations spécifiques, le montant le le nombre de paiements indiqués dans le bordereau. En vérifiant que le montant du bordereau dans Dolibarr est <text:s/>celui que l'utilisateur tient manuellement, on peut réaliser un rapprochement dee toues les écritures affichées grâce au bouton 'tout'.</text:p>
      <text:p text:style-name="P8">Au cas oû une erreur serait apparue entre le total <text:s/>ou nombre de <text:s/>paiement notés dans le bordereau, et la réalité des paiements affectés à ce bordereau, une ligne rouge apparaît, pour idiquer la différence tant en euros qu'en nombre.</text:p>
      <text:p text:style-name="P8"/>
      <text:h text:style-name="Heading_20_4" text:outline-level="4">Installation et paramétrage</text:h>
      <text:p text:style-name="P1">La modification de la table et la mise à jour du champ ajouté lors de l'installation</text:p>
      <text:p text:style-name="P5">Commet se fait le <text:span text:style-name="T15">paramétrage</text:span> du modèle de document de bordereaux et des <text:span text:style-name="T15">variables</text:span> <text:span text:style-name="Source_20_Text"><text:span text:style-name="T7">DEPOSIT_REFEXT et DEPOSITNBLIGNE et </text:span></text:span><text:span text:style-name="Source_20_Text">DEPOSIT_MULTISUBMIT</text:span></text:p>
      <text:p text:style-name="P1"/>
      <text:h text:style-name="Heading_20_4" text:outline-level="4">Admin </text:h>
      <text:p text:style-name="Text_20_body">Un modèle de numérotation supplémentaire a été rajouté : 'multi_mode' permettant de créer une numérotation de type &lt;code mode paiement&gt;-&lt;yymmdd&gt;-&lt;num ordre&gt;</text:p>
      <text:p text:style-name="Text_20_body">Ceci afin de différencier les bordereau de chaque type de mode de paiement. Le jour et nécessaire, car si l'on est sur les cartes bancaires ou les télépaiements, il en est un chaque jour <text:s/>du mois.</text:p>
      <text:p text:style-name="Text_20_body"/>
      <text:h text:style-name="Heading_20_4" text:outline-level="4">Test</text:h>
      <text:p text:style-name="P1">dolibarr/compta/paiement/deposit/index.php</text:p>
      <text:h text:style-name="P12" text:outline-level="2">Technique</text:h>
      <text:p text:style-name="P1"/>
      <text:h text:style-name="Heading_20_4" text:outline-level="4">Stockage des fichiers dans github</text:h>
      <text:p text:style-name="P1"><text:span text:style-name="T1">Deposit</text:span> </text:p>
      <text:p text:style-name="P1">Dolibarr - bordereau de remise.odt : ce document d'explication</text:p>
      <text:p text:style-name="P1">compta/bank ==&gt; fichiers contenus dans compta/bank</text:p>
      <text:p text:style-name="P1">compta/paiement/deposit/class ==&gt; fichiers contenus dans compta/paiement/deposit/class</text:p>
      <text:p text:style-name="P1">langs =&gt; fichiers contenus dans langs/fr_FR</text:p>
      <text:p text:style-name="P1">core/menus ==&gt; fichiers contenus dans core/menus/standard</text:p>
      <text:p text:style-name="P1">core/modules ==&gt; fichiers </text:p>
      <text:p text:style-name="P1">admin ==&gt; fichiersl'installation 6,0,0 </text:p>
      <text:p text:style-name="P1">card.php , index.php et list.php =&gt; fichiers contenus dans <text:s/>compta/paiement/deposit</text:p>
      <text:p text:style-name="P1"/>
      <text:h text:style-name="Heading_20_4" text:outline-level="4">Répertoire de dépôt des source</text:h>
      <text:p text:style-name="P1">/compta/paiement/deposit</text:p>
      <text:p text:style-name="P1">(j'ai laissé le module chèque dans core/Modules. Faut-il lui changer son nom, et le noms des droits associé...?)</text:p>
      <text:h text:style-name="Heading_20_4" text:outline-level="4">Table et index</text:h>
      <text:h text:style-name="Heading_20_6" text:outline-level="6"><text:span text:style-name="T2"/></text:h>
      <text:h text:style-name="Heading_20_6" text:outline-level="6">Modification table</text:h>
      <text:p text:style-name="P1"><text:a xlink:type="simple" xlink:href="http://localhost/phpmyadmin/url.php?url=http%3A%2F%2Fdev.mysql.com%2Fdoc%2Frefman%2F5.5%2Fen%2Falter-table.html&amp;server=0&amp;token=743fdfcd474622ea8b927b35a85a972e" office:target-frame-name="mysql_doc" xlink:show="replace" text:style-name="Internet_20_link" text:visited-style-name="Visited_20_Internet_20_Link"><text:span text:style-name="Source_20_Text">ALTER</text:span></text:a><text:span text:style-name="Source_20_Text"> </text:span><text:a xlink:type="simple" xlink:href="http://localhost/phpmyadmin/url.php?url=http%3A%2F%2Fdev.mysql.com%2Fdoc%2Frefman%2F5.5%2Fen%2Falter-table.html&amp;server=0&amp;token=743fdfcd474622ea8b927b35a85a972e" office:target-frame-name="mysql_doc" xlink:show="replace" text:style-name="Internet_20_link" text:visited-style-name="Visited_20_Internet_20_Link"><text:span text:style-name="Source_20_Text">TABLE</text:span></text:a><text:span text:style-name="Source_20_Text"> `llx_bordereau_cheque` ADD `fk_type_paiement` </text:span><text:a xlink:type="simple" xlink:href="http://localhost/phpmyadmin/url.php?url=http%3A%2F%2Fdev.mysql.com%2Fdoc%2Frefman%2F5.5%2Fen%2Fnumeric-types.html&amp;server=0&amp;token=743fdfcd474622ea8b927b35a85a972e" office:target-frame-name="mysql_doc" xlink:show="replace" text:style-name="Internet_20_link" text:visited-style-name="Visited_20_Internet_20_Link"><text:span text:style-name="Source_20_Text">INT</text:span></text:a><text:span text:style-name="Source_20_Text"> </text:span><text:a xlink:type="simple" xlink:href="http://localhost/phpmyadmin/url.php?url=http%3A%2F%2Fdev.mysql.com%2Fdoc%2Frefman%2F5.5%2Fen%2Flogical-operators.html&amp;server=0&amp;token=743fdfcd474622ea8b927b35a85a972e#operator_not" office:target-frame-name="mysql_doc" xlink:show="replace" text:style-name="Internet_20_link" text:visited-style-name="Visited_20_Internet_20_Link"><text:span text:style-name="Source_20_Text">NOT</text:span></text:a><text:span text:style-name="Source_20_Text"> NULL AFTER `fk_bank_account`;</text:span> </text:p>
      <text:p text:style-name="P1">update llx_bordereau_cheque <text:s/>as bc</text:p>
      <text:p text:style-name="P1">set fk_type_paiement = (select <text:s/>max(p.id) <text:s/>FROM <text:s/>llx_c_paiement as p, llx_bank as b </text:p>
      <text:p text:style-name="P1"><text:tab/>WHERE fk_bordereau = bc.rowid and p.code = fk_type <text:s/>group by <text:s/>fk_type)</text:p>
      <text:p text:style-name="P1"/>
      <text:p text:style-name="P1">select <text:s/>fk_type_paiement, (select <text:s/>max(p.id) <text:s/>FROM <text:s/>llx_c_paiement as p, llx_bank as b </text:p>
      <text:p text:style-name="P1"><text:tab/>WHERE fk_bordereau = bc.rowid and p.code = fk_type <text:s/>group by <text:s/>fk_type)</text:p>
      <text:p text:style-name="P1">from <text:s/>llx_bordereau_cheque <text:s/>as bc</text:p>
      <text:p text:style-name="P1"/>
      <text:h text:style-name="Heading_20_6" text:outline-level="6">Constante - Nb de bordereau affiché dans l'écran d'accueil de la gestion des bordereaux</text:h>
      <text:p text:style-name="P1"><text:a xlink:type="simple" xlink:href="http://localhost/phpmyadmin/url.php?url=http%3A%2F%2Fdev.mysql.com%2Fdoc%2Frefman%2F5.5%2Fen%2Finsert.html&amp;server=0&amp;token=ec2b609231988458c1c61fa91e1f869e" office:target-frame-name="mysql_doc" xlink:show="replace" text:style-name="Internet_20_link" text:visited-style-name="Visited_20_Internet_20_Link"><text:span text:style-name="Source_20_Text">INSERT</text:span></text:a><text:span text:style-name="Source_20_Text"> INTO `llx_const` (`rowid`, `name`, `entity`, `value`, `type`, `visible`, `note`, `tms`) </text:span><text:a xlink:type="simple" xlink:href="http://localhost/phpmyadmin/url.php?url=http%3A%2F%2Fdev.mysql.com%2Fdoc%2Frefman%2F5.5%2Fen%2Fmiscellaneous-functions.html&amp;server=0&amp;token=ec2b609231988458c1c61fa91e1f869e#function_values" office:target-frame-name="mysql_doc" xlink:show="replace" text:style-name="Internet_20_link" text:visited-style-name="Visited_20_Internet_20_Link"><text:span text:style-name="Source_20_Text">VALUES</text:span></text:a><text:span text:style-name="Source_20_Text"> (NULL, 'DEPOSITNBLIGNE', '1', '4', 'int', '1', 'Permet de limiter le nombres de bordereaux afficher dans l''écran d''accueil des la gestion des bordereau', </text:span><text:a xlink:type="simple" xlink:href="http://localhost/phpmyadmin/url.php?url=http%3A%2F%2Fdev.mysql.com%2Fdoc%2Frefman%2F5.5%2Fen%2Fdate-and-time-functions.html&amp;server=0&amp;token=ec2b609231988458c1c61fa91e1f869e#function_current_timestamp" office:target-frame-name="mysql_doc" xlink:show="replace" text:style-name="Internet_20_link" text:visited-style-name="Visited_20_Internet_20_Link"><text:span text:style-name="Source_20_Text">CURRENT_TIMESTAMP</text:span></text:a><text:span text:style-name="Source_20_Text">);</text:span> </text:p>
      <text:h text:style-name="Heading_20_6" text:outline-level="6">Constante – Utilisation de la référence externe du bordereau</text:h>
      <text:p text:style-name="P1"/>
      <text:p text:style-name="P1"><text:a xlink:type="simple" xlink:href="http://localhost/phpmyadmin/url.php?url=http%3A%2F%2Fdev.mysql.com%2Fdoc%2Frefman%2F5.5%2Fen%2Finsert.html&amp;server=0&amp;token=ec2b609231988458c1c61fa91e1f869e" office:target-frame-name="mysql_doc" xlink:show="replace" text:style-name="Internet_20_link" text:visited-style-name="Visited_20_Internet_20_Link"><text:span text:style-name="Source_20_Text">INSERT</text:span></text:a><text:span text:style-name="Source_20_Text"> INTO `llx_const` (`rowid`, `name`, `entity`, `value`, `type`, `visible`, `note`, `tms`) </text:span><text:a xlink:type="simple" xlink:href="http://localhost/phpmyadmin/url.php?url=http%3A%2F%2Fdev.mysql.com%2Fdoc%2Frefman%2F5.5%2Fen%2Fmiscellaneous-functions.html&amp;server=0&amp;token=ec2b609231988458c1c61fa91e1f869e#function_values" office:target-frame-name="mysql_doc" xlink:show="replace" text:style-name="Internet_20_link" text:visited-style-name="Visited_20_Internet_20_Link"><text:span text:style-name="Source_20_Text">VALUES</text:span></text:a><text:span text:style-name="Source_20_Text"> (NULL, 'DEPOSIT_REFEXT', '1', '4', 'int', '1', 'Permet de gérer <text:s/>la référence utilisée par l'établissment financier', </text:span><text:a xlink:type="simple" xlink:href="http://localhost/phpmyadmin/url.php?url=http%3A%2F%2Fdev.mysql.com%2Fdoc%2Frefman%2F5.5%2Fen%2Fdate-and-time-functions.html&amp;server=0&amp;token=ec2b609231988458c1c61fa91e1f869e#function_current_timestamp" office:target-frame-name="mysql_doc" xlink:show="replace" text:style-name="Internet_20_link" text:visited-style-name="Visited_20_Internet_20_Link"><text:span text:style-name="Source_20_Text">CURRENT_TIMESTAMP</text:span></text:a><text:span text:style-name="Source_20_Text">);</text:span> </text:p>
      <text:p text:style-name="P1"/>
      <text:h text:style-name="P18" text:outline-level="6">Constante – Pouvoir faire un rapprochement en plusieurs étapes</text:h>
      <text:p text:style-name="P1"/>
      <text:p text:style-name="P1"><text:a xlink:type="simple" xlink:href="http://localhost/phpmyadmin/url.php?url=http%3A%2F%2Fdev.mysql.com%2Fdoc%2Frefman%2F5.5%2Fen%2Finsert.html&amp;server=0&amp;token=ec2b609231988458c1c61fa91e1f869e" office:target-frame-name="mysql_doc" xlink:show="replace" text:style-name="Internet_20_link" text:visited-style-name="Visited_20_Internet_20_Link"><text:span text:style-name="Source_20_Text">INSERT</text:span></text:a><text:span text:style-name="Source_20_Text"> INTO `llx_const` (`rowid`, `name`, `entity`, `value`, `type`, `visible`, `note`, `tms`) </text:span><text:a xlink:type="simple" xlink:href="http://localhost/phpmyadmin/url.php?url=http%3A%2F%2Fdev.mysql.com%2Fdoc%2Frefman%2F5.5%2Fen%2Fmiscellaneous-functions.html&amp;server=0&amp;token=ec2b609231988458c1c61fa91e1f869e#function_values" office:target-frame-name="mysql_doc" xlink:show="replace" text:style-name="Internet_20_link" text:visited-style-name="Visited_20_Internet_20_Link"><text:span text:style-name="Source_20_Text">VALUES</text:span></text:a><text:span text:style-name="Source_20_Text"> (NULL, 'DEPOSIT_MULTISUBMIT', '1', '4', 'int', '1', 'Permet de gérer un rapprochement en plusieurs étapes', </text:span><text:soft-page-break/><text:a xlink:type="simple" xlink:href="http://localhost/phpmyadmin/url.php?url=http%3A%2F%2Fdev.mysql.com%2Fdoc%2Frefman%2F5.5%2Fen%2Fdate-and-time-functions.html&amp;server=0&amp;token=ec2b609231988458c1c61fa91e1f869e#function_current_timestamp" office:target-frame-name="mysql_doc" xlink:show="replace" text:style-name="Internet_20_link" text:visited-style-name="Visited_20_Internet_20_Link"><text:span text:style-name="Source_20_Text">CURRENT_TIMESTAMP</text:span></text:a><text:span text:style-name="Source_20_Text">);</text:span> </text:p>
      <text:p text:style-name="P1"/>
      <text:h text:style-name="Heading_20_6" text:outline-level="6">Ajout modèle de numérotation ModePaiement-YYMM-compteur</text:h>
      <text:p text:style-name="P1">Ajout dans core/modules/cheque de mod_chequereceipt_multimode.php</text:p>
      <text:p text:style-name="P17">Voir dans instal.6.à.à à rajouter </text:p>
      <text:p text:style-name="P17"><text:line-break/> &lt;md5file name="mod_chequereceipt_multimode.php"&gt; ?????&lt;/md5file&gt;</text:p>
      <text:p text:style-name="P17">juste après <text:s/>mod_chequereceipt_thyme.php</text:p>
      <text:p text:style-name="P17"/>
      <text:h text:style-name="Heading_20_6" text:outline-level="6">Incompréhension</text:h>
      <text:p text:style-name="Text_20_body">Ce code est trouvé dans card.php de la V6. Je l'ai mis en commentaire <text:span text:style-name="T16">dans AfficheRemis et AfficheNonRemis</text:span>, car je ne comprend pas à quoi cela sert.</text:p>
      <text:p text:style-name="P6">/* pourquoi ?</text:p>
      <text:p text:style-name="P11"><text:s/>if (! isset($accounts[$objp-&gt;bid]))<text:line-break/> $accounts[$objp-&gt;bid]=0;<text:line-break/> $accounts[$objp-&gt;bid] += 1;</text:p>
      <text:p text:style-name="P6">*/</text:p>
      <text:p text:style-name="P11"/>
      <text:p text:style-name="P4">CHECKDEPOSIT_MODIFY dans bordereau</text:p>
      <text:p text:style-name="P10"/>
      <text:p text:style-name="P1"/>
      <text:h text:style-name="P18" text:outline-level="6">Transcription</text:h>
      <text:p text:style-name="P3">J'ai écrit les commentaires <text:s/>en français</text:p>
      <text:p text:style-name="P3">J'ai écrit les <text:s/>libellés dans le fichiers bills.lang, bnaks.lang et compta.lang et admin.lang</text:p>
      <text:p text:style-name="P3">sans traduction.</text:p>
      <text:p text:style-name="P3"/>
      <text:h text:style-name="P13" text:outline-level="2">2 Erreurs <text:s/>trouvées en V6</text:h>
      <text:p text:style-name="P7">dans fr_FR/bills.lang, la ligne PaymentOnDifferentThirdBillsn'a pas été traduite, j'y ai laissé la traduction de la V4 </text:p>
      <text:p text:style-name="P7"/>
      <text:p text:style-name="P7">dans fr_FR/banks.langs la ligne <text:line-break/>InputReceiptNumber=Choisissez le relevé bancaire <text:span text:style-name="T14">liés</text:span> au rapprochement. Utilisez une valeur numérique triable: AAAAMM ou AAAAMMJJ comporte une erreur d’orthographe, elle a été modifi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38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ude </meta:initial-creator>
    <meta:creation-date>2017-03-29T20:40:32.65</meta:creation-date>
    <dc:date>2017-10-15T18:56:27.92</dc:date>
    <dc:creator>Claude CCA</dc:creator>
    <meta:editing-duration>PT19H29S</meta:editing-duration>
    <meta:editing-cycles>27</meta:editing-cycles>
    <meta:generator>OpenOffice/4.1.3$Win32 OpenOffice.org_project/413m1$Build-9783</meta:generator>
    <meta:document-statistic meta:table-count="0" meta:image-count="0" meta:object-count="0" meta:page-count="4" meta:paragraph-count="91" meta:word-count="1211" meta:character-count="8122"/>
  </office:meta>
</office:document-meta>
</file>